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5.4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officeooo:rsid="00037483" officeooo:paragraph-rsid="00037483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37483" officeooo:paragraph-rsid="00037483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37483" officeooo:paragraph-rsid="0003748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526cf" officeooo:paragraph-rsid="000526cf" style:font-size-asian="12.25pt" style:font-style-asian="italic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526cf" officeooo:paragraph-rsid="000b62a8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526cf" officeooo:paragraph-rsid="000fc7e3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15b53" officeooo:paragraph-rsid="00115b53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1df1c" officeooo:paragraph-rsid="0011df1c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5fb97" officeooo:paragraph-rsid="0015fb97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989c0" officeooo:paragraph-rsid="001989c0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style="italic" style:text-underline-style="none" officeooo:rsid="000526cf" officeooo:paragraph-rsid="000526cf" style:font-size-asian="18pt" style:font-style-asian="italic" style:font-size-complex="18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8pt" fo:font-style="italic" style:text-underline-style="none" officeooo:rsid="000526cf" officeooo:paragraph-rsid="000b62a8" style:font-size-asian="18pt" style:font-style-asian="italic" style:font-size-complex="18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8pt" fo:font-style="italic" style:text-underline-style="none" officeooo:rsid="000526cf" officeooo:paragraph-rsid="000fc7e3" style:font-size-asian="18pt" style:font-style-asian="italic" style:font-size-complex="18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8pt" fo:font-style="italic" style:text-underline-style="none" officeooo:rsid="001989c0" officeooo:paragraph-rsid="001989c0" style:font-size-asian="18pt" style:font-style-asian="italic" style:font-size-complex="18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20pt" officeooo:rsid="00037483" officeooo:paragraph-rsid="00037483" style:font-size-asian="20pt" style:font-size-complex="20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0aefe4" officeooo:paragraph-rsid="000aefe4" style:font-size-asian="12.25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0b0f0f" officeooo:paragraph-rsid="000b0f0f" style:font-size-asian="12.25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2070b9" officeooo:paragraph-rsid="002070b9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0b62a8" officeooo:paragraph-rsid="000b62a8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0cbdd1" officeooo:paragraph-rsid="000cbdd1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b6ed0" officeooo:paragraph-rsid="001b6ed0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none" officeooo:rsid="0027ad2e" officeooo:paragraph-rsid="0027ad2e" style:font-size-asian="12.25pt" style:font-style-asian="normal" style:font-size-complex="14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228903" officeooo:paragraph-rsid="00228903" style:font-size-asian="12.25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2816a8" officeooo:paragraph-rsid="002816a8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29693d" officeooo:paragraph-rsid="0029693d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2a4694" officeooo:paragraph-rsid="002a4694" style:font-size-asian="14pt" style:font-size-complex="14pt"/>
    </style:style>
    <style:style style:name="T1" style:family="text">
      <style:text-properties officeooo:rsid="000668ce"/>
    </style:style>
    <style:style style:name="T2" style:family="text">
      <style:text-properties officeooo:rsid="00081d82"/>
    </style:style>
    <style:style style:name="T3" style:family="text">
      <style:text-properties officeooo:rsid="000b62a8"/>
    </style:style>
    <style:style style:name="T4" style:family="text">
      <style:text-properties officeooo:rsid="000b63cc"/>
    </style:style>
    <style:style style:name="T5" style:family="text">
      <style:text-properties officeooo:rsid="000fc7e3"/>
    </style:style>
    <style:style style:name="T6" style:family="text">
      <style:text-properties officeooo:rsid="0010efd8"/>
    </style:style>
    <style:style style:name="T7" style:family="text">
      <style:text-properties officeooo:rsid="00132bff"/>
    </style:style>
    <style:style style:name="T8" style:family="text">
      <style:text-properties officeooo:rsid="001bd9ff"/>
    </style:style>
    <style:style style:name="T9" style:family="text">
      <style:text-properties officeooo:rsid="002404d6"/>
    </style:style>
    <style:style style:name="T10" style:family="text">
      <style:text-properties officeooo:rsid="0025dc9a"/>
    </style:style>
    <style:style style:name="T11" style:family="text">
      <style:text-properties officeooo:rsid="002a4694"/>
    </style:style>
    <style:style style:name="T12" style:family="text">
      <style:text-properties officeooo:rsid="002b01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OP_arcade_2018</text:p>
      <text:p text:style-name="P1"/>
      <text:p text:style-name="P3"><text:a xlink:type="simple" xlink:href="mailto:louis.plancher@epitech.eu" text:style-name="Internet_20_link" text:visited-style-name="Visited_20_Internet_20_Link">louis.plancher@epitech.eu</text:a></text:p>
      <text:p text:style-name="P3"><text:a xlink:type="simple" xlink:href="mailto:jacques.marques@epitech.eu" text:style-name="Internet_20_link" text:visited-style-name="Visited_20_Internet_20_Link">jacques.marques@epitech.eu</text:a></text:p>
      <text:p text:style-name="P3"><text:a xlink:type="simple" xlink:href="mailto:thomas.mauconduit@epitech.eu" text:style-name="Internet_20_link" text:visited-style-name="Visited_20_Internet_20_Link">thomas.mauconduit@epitech.eu</text:a></text:p>
      <text:p text:style-name="P3"/>
      <text:p text:style-name="P15">Documentation</text:p>
      <text:p text:style-name="P3"/>
      <text:p text:style-name="P11">I<text:span text:style-name="T2">L</text:span>ib – <text:span text:style-name="T1">interface des classes librairies graphiques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Fonction</text:p>
          </table:table-cell>
          <table:table-cell table:style-name="Table1.B1" office:value-type="string">
            <text:p text:style-name="P16">Description</text:p>
          </table:table-cell>
        </table:table-row>
        <table:table-row>
          <table:table-cell table:style-name="Table1.A2" office:value-type="string">
            <text:p text:style-name="P16">get_key</text:p>
          </table:table-cell>
          <table:table-cell table:style-name="Table1.B2" office:value-type="string">
            <text:p text:style-name="P17">Obtenir les events de la librairie (input utilisateur...)</text:p>
          </table:table-cell>
        </table:table-row>
        <table:table-row>
          <table:table-cell table:style-name="Table1.A2" office:value-type="string">
            <text:p text:style-name="P18">draw_text</text:p>
          </table:table-cell>
          <table:table-cell table:style-name="Table1.B2" office:value-type="string">
            <text:p text:style-name="P18">Dessiner un texte a l’ecran</text:p>
          </table:table-cell>
        </table:table-row>
        <table:table-row>
          <table:table-cell table:style-name="Table1.A2" office:value-type="string">
            <text:p text:style-name="P18">draw_<text:span text:style-name="T10">block</text:span></text:p>
          </table:table-cell>
          <table:table-cell table:style-name="Table1.B2" office:value-type="string">
            <text:p text:style-name="P18">Dessiner <text:span text:style-name="T10">un block sur l’ecran</text:span></text:p>
          </table:table-cell>
        </table:table-row>
        <table:table-row>
          <table:table-cell table:style-name="Table1.A2" office:value-type="string">
            <text:p text:style-name="P24">close_window</text:p>
          </table:table-cell>
          <table:table-cell table:style-name="Table1.B2" office:value-type="string">
            <text:p text:style-name="P24">Ferme la phenetre graphique</text:p>
          </table:table-cell>
        </table:table-row>
        <table:table-row>
          <table:table-cell table:style-name="Table1.A2" office:value-type="string">
            <text:p text:style-name="P23">update</text:p>
          </table:table-cell>
          <table:table-cell table:style-name="Table1.B2" office:value-type="string">
            <text:p text:style-name="P23">Tout <text:span text:style-name="T9">raffraichir a l’ecran</text:span></text:p>
          </table:table-cell>
        </table:table-row>
      </table:table>
      <text:p text:style-name="P4"/>
      <text:p text:style-name="P12">I<text:span text:style-name="T3">Game </text:span>– <text:span text:style-name="T1">interface des classes de jeu</text:span></text:p>
      <text:p text:style-name="P5"/>
      <text:p text:style-name="P5">_<text:span text:style-name="T4">map : variable contenant la map du jeu</text:span></text:p>
      <text:p text:style-name="P5">_<text:span text:style-name="T4">pos : position du joueur</text:span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Fonction</text:p>
          </table:table-cell>
          <table:table-cell table:style-name="Table2.B1" office:value-type="string">
            <text:p text:style-name="P19">Description</text:p>
          </table:table-cell>
        </table:table-row>
        <table:table-row>
          <table:table-cell table:style-name="Table2.A2" office:value-type="string">
            <text:p text:style-name="P20">next_frame</text:p>
          </table:table-cell>
          <table:table-cell table:style-name="Table2.B2" office:value-type="string">
            <text:p text:style-name="P20">Prenant en argument l’input utilisateur, avance le jeu d’une frame et calculs des nouvelles positions, etc...</text:p>
          </table:table-cell>
        </table:table-row>
        <table:table-row>
          <table:table-cell table:style-name="Table2.A2" office:value-type="string">
            <text:p text:style-name="P25"><text:span text:style-name="T11">s</text:span>ize</text:p>
          </table:table-cell>
          <table:table-cell table:style-name="Table2.B2" office:value-type="string">
            <text:p text:style-name="P25">Obtenir la taille de la map stockee dans IGame</text:p>
          </table:table-cell>
        </table:table-row>
        <table:table-row>
          <table:table-cell table:style-name="Table2.A2" office:value-type="string">
            <text:p text:style-name="P26"><text:span text:style-name="T12">g</text:span>etPlayerPos</text:p>
          </table:table-cell>
          <table:table-cell table:style-name="Table2.B2" office:value-type="string">
            <text:p text:style-name="P26">Obtenir la position du joueur</text:p>
          </table:table-cell>
        </table:table-row>
      </table:table>
      <text:p text:style-name="P12"/>
      <text:p text:style-name="P13"><text:span text:style-name="T5">Core</text:span> – <text:span text:style-name="T6">classe de base pour lier les 2 libs</text:span></text:p>
      <text:p text:style-name="P6"/>
      <text:p text:style-name="P7">Le core contient la boucle de jeu principale.</text:p>
      <text:p text:style-name="P8">Il va charger la librairie passee en argument et <text:span text:style-name="T7">le premier jeu.</text:span></text:p>
      <text:p text:style-name="P9">L’ordre d’appel est :</text:p>
      <text:p text:style-name="P9">- get_key</text:p>
      <text:p text:style-name="P9">- next_frame</text:p>
      <text:p text:style-name="P9">- update</text:p>
      <text:p text:style-name="P9"><text:soft-page-break/></text:p>
      <text:p text:style-name="P14">Implementer une nouvelle librairie</text:p>
      <text:p text:style-name="P10"/>
      <text:p text:style-name="P21">Que ce soit pour une librairie graphique ou pour une librairie de jeu, il faut <text:span text:style-name="T8">heriter de l’interface et developper toutes les fonctions decrites precedemment.</text:span></text:p>
      <text:p text:style-name="P22">La premiere chose a faire est de creer la fenetre graphique dans le constructeur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3:25:57.850179161</meta:creation-date>
    <dc:date>2019-03-30T16:28:57.404060461</dc:date>
    <meta:editing-duration>P1DT2H13M33S</meta:editing-duration>
    <meta:editing-cycles>35</meta:editing-cycles>
    <meta:generator>LibreOffice/6.0.6.2$Linux_X86_64 LibreOffice_project/0c292870b25a325b5ed35f6b45599d2ea4458e77</meta:generator>
    <meta:document-statistic meta:table-count="2" meta:image-count="0" meta:object-count="0" meta:page-count="2" meta:paragraph-count="39" meta:word-count="180" meta:character-count="1190" meta:non-whitespace-character-count="1046"/>
  </office:meta>
</office:document-meta>
</file>